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InfoWriter.printQuotedString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InfoWriter.printError( String type ,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ypeInfoWrit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InfoWrit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InfoWrit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InfoWriter.prin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InfoWriter.printQName( String 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InfoWriter.startElement( String uri , String localName , String qname , Attributes 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TypeInfoWri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InfoWriter.setOutput( OutputStream stream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InfoWrit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InfoWriter.printUs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ypeInfoWriter.main( String [ ] argv )</text:p>
          </table:table-cell>
          <table:table-cell office:value-type="float" office:value="52">
            <text:p text:style-name="Table_20_Contents">52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22">
            <text:p text:style-name="Table_20_Contents">222</text:p>
          </table:table-cell>
        </table:table-row>
        <table:table-row>
          <table:table-cell office:value-type="string">
            <text:p text:style-name="Table_20_Contents">TypeInfoWrit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InfoWriter.TypeInfo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ypeInfoWrit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InfoWriter.setTypeInfoProvider( TypeInfo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